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ffa05" officeooo:paragraph-rsid="000ffa05"/>
    </style:style>
    <style:style style:name="P2" style:family="paragraph" style:parent-style-name="Text_20_body" style:list-style-name="L1">
      <style:text-properties officeooo:rsid="0008e072" officeooo:paragraph-rsid="0008e072"/>
    </style:style>
    <style:style style:name="P3" style:family="paragraph" style:parent-style-name="Text_20_body" style:list-style-name="L1">
      <style:text-properties officeooo:rsid="000a12b7" officeooo:paragraph-rsid="000a12b7"/>
    </style:style>
    <style:style style:name="P4" style:family="paragraph" style:parent-style-name="Text_20_body" style:list-style-name="L2">
      <style:text-properties officeooo:rsid="000a12b7" officeooo:paragraph-rsid="000a12b7"/>
    </style:style>
    <style:style style:name="P5" style:family="paragraph" style:parent-style-name="Text_20_body" style:list-style-name="L2">
      <style:text-properties officeooo:rsid="000afa58" officeooo:paragraph-rsid="000afa58"/>
    </style:style>
    <style:style style:name="P6" style:family="paragraph" style:parent-style-name="Text_20_body">
      <style:text-properties officeooo:rsid="000e5b1a" officeooo:paragraph-rsid="000e5b1a"/>
    </style:style>
    <style:style style:name="P7" style:family="paragraph" style:parent-style-name="Text_20_body" style:list-style-name="L3">
      <style:text-properties officeooo:rsid="000e5b1a" officeooo:paragraph-rsid="000e5b1a"/>
    </style:style>
    <style:style style:name="P8" style:family="paragraph" style:parent-style-name="Text_20_body" style:list-style-name="L3">
      <style:text-properties officeooo:rsid="000ffa05" officeooo:paragraph-rsid="000ffa05"/>
    </style:style>
    <style:style style:name="P9" style:family="paragraph" style:parent-style-name="Text_20_body">
      <style:text-properties officeooo:rsid="000ffa05" officeooo:paragraph-rsid="000ffa05"/>
    </style:style>
    <style:style style:name="P10" style:family="paragraph" style:parent-style-name="Text_20_body" style:list-style-name="L4">
      <style:text-properties officeooo:rsid="000ffa05" officeooo:paragraph-rsid="000ffa05"/>
    </style:style>
    <style:style style:name="P11" style:family="paragraph" style:parent-style-name="Text_20_body">
      <style:text-properties officeooo:rsid="001188f4" officeooo:paragraph-rsid="001188f4"/>
    </style:style>
    <style:style style:name="T1" style:family="text">
      <style:text-properties officeooo:rsid="000afa58"/>
    </style:style>
    <style:style style:name="T2" style:family="text">
      <style:text-properties officeooo:rsid="000c9c27"/>
    </style:style>
    <style:style style:name="T3" style:family="text">
      <style:text-properties officeooo:rsid="000ffa05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 description</text:h>
      <text:h text:style-name="Heading_20_2" text:outline-level="2">Chat groups</text:h>
      <text:list xml:id="list3144218907" text:style-name="L1">
        <text:list-item>
          <text:p text:style-name="P2">will display all groups, created by the current user and those not created by the user.</text:p>
        </text:list-item>
        <text:list-item>
          <text:p text:style-name="P2">When user selects a group messages of the group will be displayed <text:s/>on the right side of the page.</text:p>
        </text:list-item>
        <text:list-item>
          <text:p text:style-name="P3">If the user is the admin of the group message will display with “admin” as the name of the user.</text:p>
        </text:list-item>
        <text:list-item>
          <text:p text:style-name="P3">Other user who are not admins, the user names will be displayed with thier corresponding messages.</text:p>
        </text:list-item>
      </text:list>
      <text:h text:style-name="Heading_20_2" text:outline-level="2">Live chat technologies <text:span text:style-name="T2">using webSocket</text:span></text:h>
      <text:list xml:id="list637471348" text:style-name="L2">
        <text:list-item>
          <text:p text:style-name="P4">Rat<text:span text:style-name="T1">chet websocket.</text:span></text:p>
        </text:list-item>
        <text:list-item>
          <text:p text:style-name="P5">Socket.io</text:p>
        </text:list-item>
      </text:list>
      <text:h text:style-name="Heading_20_2" text:outline-level="2">Authentication<text:span text:style-name="T3">#page</text:span></text:h>
      <text:h text:style-name="Heading_20_3" text:outline-level="3">Signup</text:h>
      <text:p text:style-name="P6">Creadential needed:</text:p>
      <text:list xml:id="list264751373" text:style-name="L3">
        <text:list-item>
          <text:p text:style-name="P7">full name</text:p>
        </text:list-item>
        <text:list-item>
          <text:p text:style-name="P8">username</text:p>
        </text:list-item>
        <text:list-item>
          <text:p text:style-name="P8">email</text:p>
        </text:list-item>
        <text:list-item>
          <text:p text:style-name="P8">password</text:p>
        </text:list-item>
        <text:list-item>
          <text:p text:style-name="P8">confirm password</text:p>
        </text:list-item>
      </text:list>
      <text:h text:style-name="Heading_20_3" text:outline-level="3">signin</text:h>
      <text:p text:style-name="P9">Credentials needed:</text:p>
      <text:list xml:id="list1625048681" text:style-name="L4">
        <text:list-item>
          <text:p text:style-name="P10">username/email</text:p>
        </text:list-item>
        <text:list-item>
          <text:p text:style-name="P10">password.</text:p>
        </text:list-item>
      </text:list>
      <text:h text:style-name="Heading_20_2" text:outline-level="2">Forget password#page</text:h>
      <text:p text:style-name="P11">User will use this page to renew password.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3.4.2$Linux_X86_64 LibreOffice_project/30$Build-2</meta:generator>
    <dc:date>2022-07-20T14:44:34.163090650</dc:date>
    <meta:editing-duration>PT1H48M19S</meta:editing-duration>
    <meta:editing-cycles>7</meta:editing-cycles>
    <meta:document-statistic meta:table-count="0" meta:image-count="0" meta:object-count="0" meta:page-count="1" meta:paragraph-count="23" meta:word-count="126" meta:character-count="703" meta:non-whitespace-character-count="616"/>
  </office:meta>
</office:document-meta>
</file>